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Noto, sans-serif"/>
    <style:font-face style:name="monospace" svg:font-family="monospace"/>
    <style:font-face style:name="monospace1" svg:font-family="monospace, 'Droid Sans Mono', monospace, monospace"/>
  </office:font-face-decls>
  <office:automatic-styles>
    <style:style style:name="Table1" style:family="table">
      <style:table-properties style:width="2.7951in" table:align="left"/>
    </style:style>
    <style:style style:name="Table1.A" style:family="table-column">
      <style:table-column-properties style:column-width="0.5382in"/>
    </style:style>
    <style:style style:name="Table1.B" style:family="table-column">
      <style:table-column-properties style:column-width="1.0542in"/>
    </style:style>
    <style:style style:name="Table1.C" style:family="table-column">
      <style:table-column-properties style:column-width="1.2028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2.8125in" table:align="left"/>
    </style:style>
    <style:style style:name="Table2.A" style:family="table-column">
      <style:table-column-properties style:column-width="0.5382in"/>
    </style:style>
    <style:style style:name="Table2.B" style:family="table-column">
      <style:table-column-properties style:column-width="1.0542in"/>
    </style:style>
    <style:style style:name="Table2.C" style:family="table-column">
      <style:table-column-properties style:column-width="1.2201in"/>
    </style:style>
    <style:style style:name="Table2.A1" style:family="table-cell">
      <style:table-cell-properties style:vertical-align="middle" fo:padding="0in" fo:border="none"/>
    </style:style>
    <style:style style:name="Table3" style:family="table">
      <style:table-properties style:width="2.7951in" table:align="left"/>
    </style:style>
    <style:style style:name="Table3.A" style:family="table-column">
      <style:table-column-properties style:column-width="0.5382in"/>
    </style:style>
    <style:style style:name="Table3.B" style:family="table-column">
      <style:table-column-properties style:column-width="1.0542in"/>
    </style:style>
    <style:style style:name="Table3.C" style:family="table-column">
      <style:table-column-properties style:column-width="1.2028in"/>
    </style:style>
    <style:style style:name="Table3.A1" style:family="table-cell">
      <style:table-cell-properties style:vertical-align="middle" fo:padding="0in" fo:border="none"/>
    </style:style>
    <style:style style:name="Table4" style:family="table">
      <style:table-properties style:width="2.7951in" table:align="left"/>
    </style:style>
    <style:style style:name="Table4.A" style:family="table-column">
      <style:table-column-properties style:column-width="0.5382in"/>
    </style:style>
    <style:style style:name="Table4.B" style:family="table-column">
      <style:table-column-properties style:column-width="1.0542in"/>
    </style:style>
    <style:style style:name="Table4.C" style:family="table-column">
      <style:table-column-properties style:column-width="1.2028in"/>
    </style:style>
    <style:style style:name="Table4.A1" style:family="table-cell">
      <style:table-cell-properties style:vertical-align="middle" fo:padding="0in" fo:border="none"/>
    </style:style>
    <style:style style:name="Table5" style:family="table">
      <style:table-properties style:width="2.7951in" table:align="left"/>
    </style:style>
    <style:style style:name="Table5.A" style:family="table-column">
      <style:table-column-properties style:column-width="0.5382in"/>
    </style:style>
    <style:style style:name="Table5.B" style:family="table-column">
      <style:table-column-properties style:column-width="1.0542in"/>
    </style:style>
    <style:style style:name="Table5.C" style:family="table-column">
      <style:table-column-properties style:column-width="1.2028in"/>
    </style:style>
    <style:style style:name="Table5.A1" style:family="table-cell">
      <style:table-cell-properties style:vertical-align="middle" fo:padding="0in" fo:border="none"/>
    </style:style>
    <style:style style:name="P1" style:family="paragraph" style:parent-style-name="Standard">
      <style:text-properties fo:font-variant="normal" fo:text-transform="none" fo:color="#212121" loext:opacity="100%" style:font-name="Roboto" fo:font-size="10.5pt" fo:letter-spacing="normal" fo:font-style="normal" fo:font-weight="normal" officeooo:rsid="000eca17" officeooo:paragraph-rsid="0011d583"/>
    </style:style>
    <style:style style:name="P2" style:family="paragraph" style:parent-style-name="Standard">
      <style:text-properties fo:font-variant="normal" fo:text-transform="none" fo:color="#212121" loext:opacity="100%" style:font-name="Roboto" fo:font-size="10.5pt" fo:letter-spacing="normal" fo:font-style="normal" fo:font-weight="normal" officeooo:rsid="000eca17" officeooo:paragraph-rsid="0021ebd3"/>
    </style:style>
    <style:style style:name="P3" style:family="paragraph" style:parent-style-name="Standard">
      <style:text-properties fo:font-variant="normal" fo:text-transform="none" fo:color="#212121" loext:opacity="100%" style:font-name="Roboto" fo:font-size="10.5pt" fo:letter-spacing="normal" fo:font-style="normal" fo:font-weight="normal" officeooo:rsid="00207217" officeooo:paragraph-rsid="0021ebd3" style:font-weight-asian="normal" style:font-weight-complex="normal"/>
    </style:style>
    <style:style style:name="P4" style:family="paragraph" style:parent-style-name="Standard">
      <style:text-properties fo:font-variant="normal" fo:text-transform="none" fo:color="#212121" loext:opacity="100%" style:font-name="Roboto" fo:font-size="10.5pt" fo:letter-spacing="normal" fo:font-style="normal" fo:font-weight="normal" officeooo:rsid="000d640f" officeooo:paragraph-rsid="000d640f"/>
    </style:style>
    <style:style style:name="P5" style:family="paragraph" style:parent-style-name="Standard">
      <style:text-properties fo:font-variant="normal" fo:text-transform="none" fo:color="#212121" loext:opacity="100%" fo:letter-spacing="normal" officeooo:rsid="000d640f" officeooo:paragraph-rsid="0015e674"/>
    </style:style>
    <style:style style:name="P6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7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 officeooo:paragraph-rsid="0021ebd3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9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 officeooo:paragraph-rsid="003f3496"/>
    </style:style>
    <style:style style:name="P10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rsid="000eca17" officeooo:paragraph-rsid="0021ebd3"/>
    </style:style>
    <style:style style:name="P11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rsid="000eca17" officeooo:paragraph-rsid="0011d583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1ab82d" officeooo:paragraph-rsid="0021ebd3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1ab82d" officeooo:paragraph-rsid="0021ebd3" style:font-weight-asian="bold" style:font-weight-complex="bold"/>
    </style:style>
    <style:style style:name="P14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rsid="001a1623" officeooo:paragraph-rsid="0021ebd3"/>
    </style:style>
    <style:style style:name="P15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1ab82d" officeooo:paragraph-rsid="0021ebd3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paragraph-rsid="0021ebd3"/>
    </style:style>
    <style:style style:name="P17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 officeooo:paragraph-rsid="0021ebd3" loext:padding="0in" loext:border="none"/>
    </style:style>
    <style:style style:name="P18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 loext:padding="0in" loext:border="none"/>
    </style:style>
    <style:style style:name="P19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paragraph-rsid="00285a02"/>
    </style:style>
    <style:style style:name="P20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rsid="003f3496" officeooo:paragraph-rsid="003f3496"/>
    </style:style>
    <style:style style:name="P21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bold" officeooo:rsid="00185bb8" officeooo:paragraph-rsid="0021ebd3" style:font-weight-asian="bold" style:font-weight-complex="bold"/>
    </style:style>
    <style:style style:name="P22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italic" fo:font-weight="bold" officeooo:rsid="003b880c" officeooo:paragraph-rsid="003b880c" style:font-style-asian="italic" style:font-weight-asian="bold" style:font-style-complex="italic" style:font-weight-complex="bold" loext:padding="0in" loext:border="none"/>
    </style:style>
    <style:style style:name="P23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italic" fo:font-weight="bold" officeooo:rsid="003b880c" officeooo:paragraph-rsid="003b880c" style:font-style-asian="italic" style:font-weight-asian="bold" style:font-style-complex="italic" style:font-weight-complex="bold"/>
    </style:style>
    <style:style style:name="P24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italic" fo:font-weight="bold" officeooo:rsid="000eca17" officeooo:paragraph-rsid="0011d583" style:font-style-asian="italic" style:font-weight-asian="bold" style:font-style-complex="italic" style:font-weight-complex="bold"/>
    </style:style>
    <style:style style:name="P25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monospace" fo:font-size="10.5pt" fo:letter-spacing="normal" fo:font-style="italic" fo:font-weight="bold" style:font-style-asian="italic" style:font-weight-asian="bold" style:font-style-complex="italic" style:font-weight-complex="bold"/>
    </style:style>
    <style:style style:name="P26" style:family="paragraph" style:parent-style-name="Standard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style:font-name="Liberation Serif" fo:font-size="12pt" fo:letter-spacing="normal" fo:font-style="normal" fo:font-weight="bold" officeooo:rsid="001ab82d" officeooo:paragraph-rsid="0021ebd3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style:font-name="Liberation Serif" fo:font-size="12pt" fo:letter-spacing="normal" fo:font-style="normal" fo:font-weight="bold" officeooo:rsid="001ab82d" officeooo:paragraph-rsid="003a7876" style:font-size-asian="12pt" style:font-weight-asian="bold" style:font-size-complex="12pt" style:font-weight-complex="bold"/>
    </style:style>
    <style:style style:name="P28" style:family="paragraph" style:parent-style-name="Standard">
      <style:text-properties officeooo:rsid="000eca17" officeooo:paragraph-rsid="0011d583"/>
    </style:style>
    <style:style style:name="P29" style:family="paragraph" style:parent-style-name="Standard">
      <style:text-properties officeooo:rsid="000eca17" officeooo:paragraph-rsid="0015e674"/>
    </style:style>
    <style:style style:name="P30" style:family="paragraph" style:parent-style-name="Standard">
      <style:text-properties officeooo:rsid="000eca17" officeooo:paragraph-rsid="0021ebd3"/>
    </style:style>
    <style:style style:name="P31" style:family="paragraph" style:parent-style-name="Table_20_Contents">
      <style:paragraph-properties fo:text-align="end" style:justify-single-word="false"/>
    </style:style>
    <style:style style:name="P32" style:family="paragraph" style:parent-style-name="Table_20_Contents">
      <style:paragraph-properties fo:text-align="end" style:justify-single-word="false"/>
      <style:text-properties officeooo:paragraph-rsid="0015e674"/>
    </style:style>
    <style:style style:name="P33" style:family="paragraph" style:parent-style-name="Table_20_Contents">
      <style:paragraph-properties fo:text-align="end" style:justify-single-word="false"/>
      <style:text-properties officeooo:paragraph-rsid="0021ebd3"/>
    </style:style>
    <style:style style:name="P34" style:family="paragraph" style:parent-style-name="Table_20_Heading">
      <style:text-properties fo:font-weight="bold"/>
    </style:style>
    <style:style style:name="P35" style:family="paragraph" style:parent-style-name="Standard">
      <style:text-properties fo:font-weight="bold" officeooo:rsid="00185bb8" officeooo:paragraph-rsid="0021ebd3" style:font-weight-asian="bold" style:font-weight-complex="bold"/>
    </style:style>
    <style:style style:name="P36" style:family="paragraph" style:parent-style-name="Standard">
      <style:text-properties fo:font-weight="bold" officeooo:rsid="001a1623" officeooo:paragraph-rsid="0021ebd3" style:font-weight-asian="bold" style:font-weight-complex="bold"/>
    </style:style>
    <style:style style:name="P37" style:family="paragraph" style:parent-style-name="Standard">
      <style:text-properties fo:font-weight="bold" officeooo:rsid="001ab82d" officeooo:paragraph-rsid="0021ebd3" style:font-weight-asian="bold" style:font-weight-complex="bold"/>
    </style:style>
    <style:style style:name="P38" style:family="paragraph" style:parent-style-name="Standard">
      <style:text-properties fo:font-weight="bold" officeooo:rsid="000eca17" officeooo:paragraph-rsid="000eca17" style:font-weight-asian="bold" style:font-weight-complex="bold"/>
    </style:style>
    <style:style style:name="P39" style:family="paragraph" style:parent-style-name="Standard">
      <style:text-properties fo:font-weight="bold" officeooo:rsid="000eca17" officeooo:paragraph-rsid="0015e674" style:font-weight-asian="bold" style:font-weight-complex="bold"/>
    </style:style>
    <style:style style:name="P40" style:family="paragraph" style:parent-style-name="Standard">
      <style:text-properties fo:font-weight="bold" officeooo:rsid="000eca17" officeooo:paragraph-rsid="0011d583" style:font-weight-asian="bold" style:font-weight-complex="bold"/>
    </style:style>
    <style:style style:name="P41" style:family="paragraph" style:parent-style-name="Standard">
      <style:text-properties fo:font-weight="bold" officeooo:rsid="00207217" officeooo:paragraph-rsid="0021ebd3" style:font-weight-asian="bold" style:font-weight-complex="bold"/>
    </style:style>
    <style:style style:name="P42" style:family="paragraph" style:parent-style-name="Standard">
      <style:text-properties fo:font-weight="bold" officeooo:rsid="002b9f96" officeooo:paragraph-rsid="00285a02" style:font-weight-asian="bold" style:font-weight-complex="bold"/>
    </style:style>
    <style:style style:name="P43" style:family="paragraph" style:parent-style-name="Standard">
      <style:text-properties fo:font-weight="bold" officeooo:rsid="00285a02" officeooo:paragraph-rsid="00285a02" style:font-weight-asian="bold" style:font-weight-complex="bold"/>
    </style:style>
    <style:style style:name="P44" style:family="paragraph" style:parent-style-name="Standard">
      <style:text-properties fo:font-weight="bold" officeooo:rsid="003b880c" officeooo:paragraph-rsid="003b880c" style:font-weight-asian="bold" style:font-weight-complex="bold"/>
    </style:style>
    <style:style style:name="P45" style:family="paragraph" style:parent-style-name="Table_20_Heading">
      <style:text-properties fo:font-weight="bold" officeooo:paragraph-rsid="0015e674"/>
    </style:style>
    <style:style style:name="P46" style:family="paragraph" style:parent-style-name="Table_20_Heading">
      <style:text-properties fo:font-weight="bold" officeooo:paragraph-rsid="0021ebd3"/>
    </style:style>
    <style:style style:name="P47" style:family="paragraph" style:parent-style-name="Standard">
      <style:text-properties officeooo:rsid="00185bb8" officeooo:paragraph-rsid="0021ebd3"/>
    </style:style>
    <style:style style:name="P48" style:family="paragraph" style:parent-style-name="Standard">
      <style:text-properties officeooo:rsid="001a1623" officeooo:paragraph-rsid="0021ebd3"/>
    </style:style>
    <style:style style:name="P49" style:family="paragraph" style:parent-style-name="Preformatted_20_Text">
      <style:text-properties officeooo:rsid="001a1623" officeooo:paragraph-rsid="0021ebd3"/>
    </style:style>
    <style:style style:name="P50" style:family="paragraph" style:parent-style-name="Standard">
      <style:text-properties officeooo:rsid="001ab82d" officeooo:paragraph-rsid="0021ebd3"/>
    </style:style>
    <style:style style:name="P51" style:family="paragraph" style:parent-style-name="Standard">
      <style:text-properties officeooo:rsid="00207217" officeooo:paragraph-rsid="0021ebd3"/>
    </style:style>
    <style:style style:name="P52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fo:padding="0in" fo:border="none"/>
      <style:text-properties fo:color="#000000" loext:opacity="100%" style:font-name="monospace" loext:padding="0in" loext:border="none"/>
    </style:style>
    <style:style style:name="P53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style:font-name="monospace" loext:padding="0in" loext:border="none"/>
    </style:style>
    <style:style style:name="P54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style:font-name="monospace" officeooo:paragraph-rsid="003b880c" loext:padding="0in" loext:border="none"/>
    </style:style>
    <style:style style:name="P55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fo:padding="0in" fo:border="none"/>
      <style:text-properties fo:color="#000000" loext:opacity="100%" style:font-name="monospace" officeooo:paragraph-rsid="003b880c" loext:padding="0in" loext:border="none"/>
    </style:style>
    <style:style style:name="P56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style:font-name="monospace" officeooo:paragraph-rsid="003bdf47" loext:padding="0in" loext:border="none"/>
    </style:style>
    <style:style style:name="P57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style:font-name="monospace" officeooo:paragraph-rsid="003da215" loext:padding="0in" loext:border="none"/>
    </style:style>
    <style:style style:name="P58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fo:padding="0in" fo:border="none"/>
      <style:text-properties fo:color="#000000" loext:opacity="100%" style:font-name="monospace" officeooo:paragraph-rsid="003da215" loext:padding="0in" loext:border="none"/>
    </style:style>
    <style:style style:name="P59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style:font-name="monospace" fo:font-weight="normal" officeooo:rsid="00285a02" officeooo:paragraph-rsid="003da215" style:font-weight-asian="normal" style:font-weight-complex="normal" loext:padding="0in" loext:border="none"/>
    </style:style>
    <style:style style:name="P60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style:font-name="monospace" fo:font-style="italic" fo:font-weight="bold" officeooo:paragraph-rsid="003da215" style:font-style-asian="italic" style:font-weight-asian="bold" style:font-style-complex="italic" style:font-weight-complex="bold" loext:padding="0in" loext:border="none"/>
    </style:style>
    <style:style style:name="P61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style:font-name="monospace" fo:font-style="italic" fo:font-weight="bold" style:font-style-asian="italic" style:font-weight-asian="bold" style:font-style-complex="italic" style:font-weight-complex="bold" loext:padding="0in" loext:border="none"/>
    </style:style>
    <style:style style:name="P62" style:family="paragraph" style:parent-style-name="Preformatted_20_Text">
      <style:text-properties fo:color="#000000" loext:opacity="100%" style:font-name="monospace" fo:font-style="italic" fo:font-weight="bold" officeooo:rsid="000eca17" officeooo:paragraph-rsid="0011d583" style:font-style-asian="italic" style:font-weight-asian="bold" style:font-style-complex="italic" style:font-weight-complex="bold" loext:padding="0in" loext:border="none"/>
    </style:style>
    <style:style style:name="P63" style:family="paragraph" style:parent-style-name="Standard">
      <style:text-properties officeooo:rsid="000d640f" officeooo:paragraph-rsid="000d640f"/>
    </style:style>
    <style:style style:name="P64" style:family="paragraph" style:parent-style-name="Standard">
      <style:text-properties officeooo:rsid="000d640f" officeooo:paragraph-rsid="0015e674"/>
    </style:style>
    <style:style style:name="P65" style:family="paragraph" style:parent-style-name="Standard">
      <style:paragraph-properties fo:text-align="end" style:justify-single-word="false"/>
      <style:text-properties officeooo:rsid="00105c69" officeooo:paragraph-rsid="0015e674"/>
    </style:style>
    <style:style style:name="P66" style:family="paragraph" style:parent-style-name="Table_20_Contents">
      <style:paragraph-properties fo:text-align="end" style:justify-single-word="false"/>
      <style:text-properties officeooo:rsid="00105c69" officeooo:paragraph-rsid="0015e674"/>
    </style:style>
    <style:style style:name="P67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</style:style>
    <style:style style:name="P68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</style:style>
    <style:style style:name="P69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officeooo:paragraph-rsid="003bdf47"/>
    </style:style>
    <style:style style:name="P70" style:family="paragraph" style:parent-style-name="Preformatted_20_Text">
      <style:text-properties officeooo:rsid="003f3496" officeooo:paragraph-rsid="003f3496"/>
    </style:style>
    <style:style style:name="P71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font-variant="normal" fo:text-transform="none" fo:color="#000000" loext:opacity="100%" style:font-name="monospace" fo:font-size="10.5pt" fo:letter-spacing="normal" fo:font-style="italic" fo:font-weight="bold" officeooo:paragraph-rsid="003b880c" style:font-style-asian="italic" style:font-weight-asian="bold" style:font-style-complex="italic" style:font-weight-complex="bold" loext:padding="0in" loext:border="none"/>
    </style:style>
    <style:style style:name="P72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font-variant="normal" fo:text-transform="none" fo:color="#000000" loext:opacity="100%" style:font-name="monospace" fo:font-size="10.5pt" fo:letter-spacing="normal" fo:font-style="italic" fo:font-weight="bold" officeooo:paragraph-rsid="003bdf47" style:font-style-asian="italic" style:font-weight-asian="bold" style:font-style-complex="italic" style:font-weight-complex="bold" loext:padding="0in" loext:border="none"/>
    </style:style>
    <style:style style:name="P73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font-variant="normal" fo:text-transform="none" fo:color="#000000" loext:opacity="100%" style:font-name="monospace" fo:font-size="10.5pt" fo:letter-spacing="normal" fo:font-style="italic" fo:font-weight="bold" officeooo:rsid="000eca17" officeooo:paragraph-rsid="003bdf47" style:font-style-asian="italic" style:font-weight-asian="bold" style:font-style-complex="italic" style:font-weight-complex="bold" loext:padding="0in" loext:border="none"/>
    </style:style>
    <style:style style:name="P74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italic" fo:font-weight="bold" officeooo:rsid="000eca17" officeooo:paragraph-rsid="0011d583" style:font-style-asian="italic" style:font-weight-asian="bold" style:font-style-complex="italic" style:font-weight-complex="bold"/>
    </style:style>
    <style:style style:name="P75" style:family="paragraph" style:parent-style-name="Preformatted_20_Text">
      <loext:graphic-properties draw:fill="solid" draw:fill-color="#ffffff" draw:opacity="100%"/>
      <style:paragraph-properties fo:margin-top="0in" fo:margin-bottom="0in" style:contextual-spacing="false" fo:text-align="start" style:justify-single-word="false" fo:orphans="2" fo:widows="2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76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style:font-name="monospace" officeooo:paragraph-rsid="003da215" loext:padding="0in" loext:border="none"/>
    </style:style>
    <style:style style:name="P77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style:font-name="monospace" loext:padding="0in" loext:border="none"/>
    </style:style>
    <style:style style:name="P78" style:family="paragraph" style:parent-style-name="Standard">
      <style:text-properties fo:color="#000000" loext:opacity="100%" style:font-name="monospace1" fo:font-size="10.5pt" fo:font-weight="normal" officeooo:paragraph-rsid="0021ebd3" fo:background-color="#f7f7f7"/>
    </style:style>
    <style:style style:name="P79" style:family="paragraph" style:parent-style-name="Standard">
      <style:paragraph-properties style:line-height-at-least="0.198in"/>
      <style:text-properties fo:color="#000000" loext:opacity="100%" style:font-name="monospace1" fo:font-size="10.5pt" fo:font-weight="normal" officeooo:paragraph-rsid="0021ebd3" fo:background-color="#f7f7f7"/>
    </style:style>
    <style:style style:name="T1" style:family="text">
      <style:text-properties style:font-name="Roboto" fo:font-size="10.5pt" fo:font-style="normal" fo:font-weight="normal"/>
    </style:style>
    <style:style style:name="T2" style:family="text">
      <style:text-properties officeooo:rsid="001007cf"/>
    </style:style>
    <style:style style:name="T3" style:family="text">
      <style:text-properties officeooo:rsid="0011d58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b82d" style:font-weight-asian="bold" style:font-weight-complex="bold"/>
    </style:style>
    <style:style style:name="T6" style:family="text">
      <style:text-properties fo:font-weight="bold" officeooo:rsid="00185bb8" style:font-weight-asian="bold" style:font-weight-complex="bold"/>
    </style:style>
    <style:style style:name="T7" style:family="text">
      <style:text-properties style:text-position="super 58%" fo:font-weight="bold" style:font-weight-asian="bold" style:font-weight-complex="bold"/>
    </style:style>
    <style:style style:name="T8" style:family="text">
      <style:text-properties style:text-position="super 58%" fo:font-weight="bold" officeooo:rsid="001ab82d" style:font-weight-asian="bold" style:font-weight-complex="bold"/>
    </style:style>
    <style:style style:name="T9" style:family="text">
      <style:text-properties officeooo:rsid="001d323d"/>
    </style:style>
    <style:style style:name="T10" style:family="text">
      <style:text-properties fo:color="#a31515" loext:opacity="100%"/>
    </style:style>
    <style:style style:name="T11" style:family="text">
      <style:text-properties fo:color="#116644" loext:opacity="100%"/>
    </style:style>
    <style:style style:name="T12" style:family="text">
      <style:text-properties fo:color="#008000" loext:opacity="100%"/>
    </style:style>
    <style:style style:name="T13" style:family="text">
      <style:text-properties fo:color="#0000ff" loext:opacity="100%"/>
    </style:style>
    <style:style style:name="T14" style:family="text">
      <style:text-properties officeooo:rsid="002b9f96"/>
    </style:style>
    <style:style style:name="T15" style:family="text">
      <style:text-properties officeooo:rsid="002dd260"/>
    </style:style>
    <style:style style:name="T16" style:family="text">
      <style:text-properties officeooo:rsid="0032a70b"/>
    </style:style>
    <style:style style:name="T17" style:family="text">
      <style:text-properties officeooo:rsid="0037d71e"/>
    </style:style>
    <style:style style:name="T18" style:family="text">
      <style:text-properties officeooo:rsid="003a7876"/>
    </style:style>
    <style:style style:name="T19" style:family="text">
      <style:text-properties fo:font-variant="normal" fo:text-transform="none" fo:font-size="10.5pt" fo:letter-spacing="normal"/>
    </style:style>
    <style:style style:name="T20" style:family="text">
      <style:text-properties fo:font-variant="normal" fo:text-transform="none" fo:font-size="10.5pt" fo:letter-spacing="normal" officeooo:rsid="003ebced"/>
    </style:style>
    <style:style style:name="T21" style:family="text"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T22" style:family="text">
      <style:text-properties officeooo:rsid="003ebc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2">Model with </text:span>responses token size - 176</text:p>
      <text:p text:style-name="P63"/>
      <text:p text:style-name="P4">[5355/5355 58:04, Epoch 5/5]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4">Epoch</text:p>
            </table:table-cell>
            <table:table-cell table:style-name="Table1.A1" office:value-type="string">
              <text:p text:style-name="P34">Training Loss</text:p>
            </table:table-cell>
            <table:table-cell table:style-name="Table1.A1" office:value-type="string">
              <text:p text:style-name="P34">Validation Loss</text:p>
            </table:table-cell>
          </table:table-row>
        </table:table-header-rows>
        <table:table-row>
          <table:table-cell table:style-name="Table1.A1" office:value-type="string">
            <text:p text:style-name="P31">1</text:p>
          </table:table-cell>
          <table:table-cell table:style-name="Table1.A1" office:value-type="string">
            <text:p text:style-name="P31">2.610100</text:p>
          </table:table-cell>
          <table:table-cell table:style-name="Table1.A1" office:value-type="string">
            <text:p text:style-name="P31">1.296181</text:p>
          </table:table-cell>
        </table:table-row>
        <table:table-row>
          <table:table-cell table:style-name="Table1.A1" office:value-type="string">
            <text:p text:style-name="P31">2</text:p>
          </table:table-cell>
          <table:table-cell table:style-name="Table1.A1" office:value-type="string">
            <text:p text:style-name="P31">0.783800</text:p>
          </table:table-cell>
          <table:table-cell table:style-name="Table1.A1" office:value-type="string">
            <text:p text:style-name="P31">0.847100</text:p>
          </table:table-cell>
        </table:table-row>
        <table:table-row>
          <table:table-cell table:style-name="Table1.A1" office:value-type="string">
            <text:p text:style-name="P31">3</text:p>
          </table:table-cell>
          <table:table-cell table:style-name="Table1.A1" office:value-type="string">
            <text:p text:style-name="P31">0.682800</text:p>
          </table:table-cell>
          <table:table-cell table:style-name="Table1.A1" office:value-type="string">
            <text:p text:style-name="P31">0.762251</text:p>
          </table:table-cell>
        </table:table-row>
        <table:table-row>
          <table:table-cell table:style-name="Table1.A1" office:value-type="string">
            <text:p text:style-name="P31">4</text:p>
          </table:table-cell>
          <table:table-cell table:style-name="Table1.A1" office:value-type="string">
            <text:p text:style-name="P31">0.645500</text:p>
          </table:table-cell>
          <table:table-cell table:style-name="Table1.A1" office:value-type="string">
            <text:p text:style-name="P31">0.717920</text:p>
          </table:table-cell>
        </table:table-row>
        <table:table-row>
          <table:table-cell table:style-name="Table1.A1" office:value-type="string">
            <text:p text:style-name="P31">5</text:p>
          </table:table-cell>
          <table:table-cell table:style-name="Table1.A1" office:value-type="string">
            <text:p text:style-name="P31">0.624500</text:p>
          </table:table-cell>
          <table:table-cell table:style-name="Table1.A1" office:value-type="string">
            <text:p text:style-name="P31">0.708243</text:p>
          </table:table-cell>
        </table:table-row>
      </table:table>
      <text:p text:style-name="P63"/>
      <text:p text:style-name="P29"/>
      <text:p text:style-name="P39"><text:span text:style-name="T2">Model with </text:span>responses token size - 200</text:p>
      <text:p text:style-name="P64"/>
      <text:p text:style-name="P5"><text:span text:style-name="T1">[4359/5355 51:23 &lt; 11:44, 1.41 it/s, Epoch 4.07/5]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45">Epoch</text:p>
            </table:table-cell>
            <table:table-cell table:style-name="Table2.A1" office:value-type="string">
              <text:p text:style-name="P45">Training Loss</text:p>
            </table:table-cell>
            <table:table-cell table:style-name="Table2.A1" office:value-type="string">
              <text:p text:style-name="P45">Validation Loss</text:p>
            </table:table-cell>
          </table:table-row>
        </table:table-header-rows>
        <table:table-row>
          <table:table-cell table:style-name="Table2.A1" office:value-type="string">
            <text:p text:style-name="P32">1</text:p>
          </table:table-cell>
          <table:table-cell table:style-name="Table2.A1" office:value-type="string">
            <text:p text:style-name="P32">2.712300</text:p>
          </table:table-cell>
          <table:table-cell table:style-name="Table2.A1" office:value-type="string">
            <text:p text:style-name="P32">1.069297</text:p>
          </table:table-cell>
        </table:table-row>
        <table:table-row>
          <table:table-cell table:style-name="Table2.A1" office:value-type="string">
            <text:p text:style-name="P32">2</text:p>
          </table:table-cell>
          <table:table-cell table:style-name="Table2.A1" office:value-type="string">
            <text:p text:style-name="P32">0.758300</text:p>
          </table:table-cell>
          <table:table-cell table:style-name="Table2.A1" office:value-type="string">
            <text:p text:style-name="P32">0.804383</text:p>
          </table:table-cell>
        </table:table-row>
        <table:table-row>
          <table:table-cell table:style-name="Table2.A1" office:value-type="string">
            <text:p text:style-name="P32">3</text:p>
          </table:table-cell>
          <table:table-cell table:style-name="Table2.A1" office:value-type="string">
            <text:p text:style-name="P32">0.691500</text:p>
          </table:table-cell>
          <table:table-cell table:style-name="Table2.A1" office:value-type="string">
            <text:p text:style-name="P32">0.764833</text:p>
          </table:table-cell>
        </table:table-row>
        <table:table-row>
          <table:table-cell table:style-name="Table2.A1" office:value-type="string">
            <text:p text:style-name="P32">4</text:p>
          </table:table-cell>
          <table:table-cell table:style-name="Table2.A1" office:value-type="string">
            <text:p text:style-name="P32">0.652400</text:p>
          </table:table-cell>
          <table:table-cell table:style-name="Table2.A1" office:value-type="string">
            <text:p text:style-name="P32">0.734626</text:p>
          </table:table-cell>
        </table:table-row>
        <table:table-row>
          <table:table-cell table:style-name="Table2.A1" office:value-type="string">
            <text:p text:style-name="P66">5</text:p>
          </table:table-cell>
          <table:table-cell table:style-name="Table2.A1" office:value-type="string">
            <text:p text:style-name="P65">0.637500</text:p>
          </table:table-cell>
          <table:table-cell table:style-name="Table2.A1" office:value-type="string">
            <text:p text:style-name="P66">0.715247</text:p>
          </table:table-cell>
        </table:table-row>
      </table:table>
      <text:p text:style-name="P29"/>
      <text:p text:style-name="P63"/>
      <text:p text:style-name="P40"><text:span text:style-name="T2">Model with </text:span>responses token size – <text:span text:style-name="T3">303</text:span></text:p>
      <text:p text:style-name="P28"/>
      <text:p text:style-name="P1">[5350/5350 1:37:52, Epoch 4/5]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4">Epoch</text:p>
            </table:table-cell>
            <table:table-cell table:style-name="Table3.A1" office:value-type="string">
              <text:p text:style-name="P34">Training Loss</text:p>
            </table:table-cell>
            <table:table-cell table:style-name="Table3.A1" office:value-type="string">
              <text:p text:style-name="P34">Validation Loss</text:p>
            </table:table-cell>
          </table:table-row>
        </table:table-header-rows>
        <table:table-row>
          <table:table-cell table:style-name="Table3.A1" office:value-type="string">
            <text:p text:style-name="P31">0</text:p>
          </table:table-cell>
          <table:table-cell table:style-name="Table3.A1" office:value-type="string">
            <text:p text:style-name="P31">2.833000</text:p>
          </table:table-cell>
          <table:table-cell table:style-name="Table3.A1" office:value-type="string">
            <text:p text:style-name="P31">1.127712</text:p>
          </table:table-cell>
        </table:table-row>
        <table:table-row>
          <table:table-cell table:style-name="Table3.A1" office:value-type="string">
            <text:p text:style-name="P31">1</text:p>
          </table:table-cell>
          <table:table-cell table:style-name="Table3.A1" office:value-type="string">
            <text:p text:style-name="P31">0.766000</text:p>
          </table:table-cell>
          <table:table-cell table:style-name="Table3.A1" office:value-type="string">
            <text:p text:style-name="P31">0.833765</text:p>
          </table:table-cell>
        </table:table-row>
        <table:table-row>
          <table:table-cell table:style-name="Table3.A1" office:value-type="string">
            <text:p text:style-name="P31">2</text:p>
          </table:table-cell>
          <table:table-cell table:style-name="Table3.A1" office:value-type="string">
            <text:p text:style-name="P31">0.681300</text:p>
          </table:table-cell>
          <table:table-cell table:style-name="Table3.A1" office:value-type="string">
            <text:p text:style-name="P31">0.756103</text:p>
          </table:table-cell>
        </table:table-row>
        <table:table-row>
          <table:table-cell table:style-name="Table3.A1" office:value-type="string">
            <text:p text:style-name="P31">4</text:p>
          </table:table-cell>
          <table:table-cell table:style-name="Table3.A1" office:value-type="string">
            <text:p text:style-name="P31">0.633200</text:p>
          </table:table-cell>
          <table:table-cell table:style-name="Table3.A1" office:value-type="string">
            <text:p text:style-name="P31">0.721219</text:p>
          </table:table-cell>
        </table:table-row>
      </table:table>
      <text:p text:style-name="P28"/>
      <text:p text:style-name="P28"/>
      <text:p text:style-name="P47"><text:span text:style-name="T5">1</text:span><text:span text:style-name="T8">st</text:span><text:span text:style-name="T5"> </text:span><text:span text:style-name="T4">Model with Token Size – 440:</text:span></text:p>
      <text:p text:style-name="P35"/>
      <text:p text:style-name="P35">Training Arguments:</text:p>
      <text:p text:style-name="P47"/>
      <text:p text:style-name="P47"><text:s/># Training arguments setup optimized for A100 GPU</text:p>
      <text:p text:style-name="P47"><text:s text:c="4"/>training_args = TrainingArguments(</text:p>
      <text:p text:style-name="P47"><text:s text:c="8"/>output_dir="drive/MyDrive/Multi-lingual Customer Service Chatbot - Colab/models",</text:p>
      <text:p text:style-name="P47"><text:s text:c="8"/>evaluation_strategy="epoch",</text:p>
      <text:p text:style-name="P47"><text:s text:c="8"/>save_strategy="epoch",</text:p>
      <text:p text:style-name="P47"><text:s text:c="8"/>learning_rate=2e-5, <text:s/></text:p>
      <text:p text:style-name="P47"><text:s text:c="8"/>per_device_train_batch_size=8, <text:s/></text:p>
      <text:p text:style-name="P47"><text:s text:c="8"/>per_device_eval_batch_size=8, <text:s text:c="2"/></text:p>
      <text:p text:style-name="P47"><text:s text:c="8"/>num_train_epochs=5, <text:s/></text:p>
      <text:p text:style-name="P47"><text:s text:c="8"/>save_total_limit=3, <text:s/></text:p>
      <text:p text:style-name="P47"><text:s text:c="8"/>fp16=True, <text:s/></text:p>
      <text:p text:style-name="P47"><text:s text:c="8"/>weight_decay=0.01, <text:s/></text:p>
      <text:p text:style-name="P47"><text:s text:c="8"/>logging_steps=200,</text:p>
      <text:p text:style-name="P47"><text:soft-page-break/><text:s text:c="8"/>load_best_model_at_end=True,</text:p>
      <text:p text:style-name="P47"><text:s text:c="8"/>gradient_accumulation_steps=8, <text:s/></text:p>
      <text:p text:style-name="P47"><text:s text:c="8"/>warmup_steps=500, </text:p>
      <text:p text:style-name="P47"><text:s text:c="8"/>report_to="none", </text:p>
      <text:p text:style-name="P47"><text:s text:c="8"/>gradient_checkpointing=True <text:s/></text:p>
      <text:p text:style-name="P47"><text:s text:c="4"/>)</text:p>
      <text:p text:style-name="P30"/>
      <text:p text:style-name="P35">Results:</text:p>
      <text:p text:style-name="P30"/>
      <text:p text:style-name="P2">[5350/5350 2:27:12, Epoch 4/5]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46">Epoch</text:p>
            </table:table-cell>
            <table:table-cell table:style-name="Table4.A1" office:value-type="string">
              <text:p text:style-name="P46">Training Loss</text:p>
            </table:table-cell>
            <table:table-cell table:style-name="Table4.A1" office:value-type="string">
              <text:p text:style-name="P46">Validation Loss</text:p>
            </table:table-cell>
          </table:table-row>
        </table:table-header-rows>
        <table:table-row>
          <table:table-cell table:style-name="Table4.A1" office:value-type="string">
            <text:p text:style-name="P33">0</text:p>
          </table:table-cell>
          <table:table-cell table:style-name="Table4.A1" office:value-type="string">
            <text:p text:style-name="P33">4.805200</text:p>
          </table:table-cell>
          <table:table-cell table:style-name="Table4.A1" office:value-type="string">
            <text:p text:style-name="P33">1.225489</text:p>
          </table:table-cell>
        </table:table-row>
        <table:table-row>
          <table:table-cell table:style-name="Table4.A1" office:value-type="string">
            <text:p text:style-name="P33">1</text:p>
          </table:table-cell>
          <table:table-cell table:style-name="Table4.A1" office:value-type="string">
            <text:p text:style-name="P33">0.786700</text:p>
          </table:table-cell>
          <table:table-cell table:style-name="Table4.A1" office:value-type="string">
            <text:p text:style-name="P33">0.801719</text:p>
          </table:table-cell>
        </table:table-row>
        <table:table-row>
          <table:table-cell table:style-name="Table4.A1" office:value-type="string">
            <text:p text:style-name="P33">2</text:p>
          </table:table-cell>
          <table:table-cell table:style-name="Table4.A1" office:value-type="string">
            <text:p text:style-name="P33">0.690400</text:p>
          </table:table-cell>
          <table:table-cell table:style-name="Table4.A1" office:value-type="string">
            <text:p text:style-name="P33">0.755417</text:p>
          </table:table-cell>
        </table:table-row>
        <table:table-row>
          <table:table-cell table:style-name="Table4.A1" office:value-type="string">
            <text:p text:style-name="P33">4</text:p>
          </table:table-cell>
          <table:table-cell table:style-name="Table4.A1" office:value-type="string">
            <text:p text:style-name="P33">0.642500</text:p>
          </table:table-cell>
          <table:table-cell table:style-name="Table4.A1" office:value-type="string">
            <text:p text:style-name="P33">0.724628</text:p>
          </table:table-cell>
        </table:table-row>
      </table:table>
      <text:p text:style-name="P30"/>
      <text:p text:style-name="P30"/>
      <text:p text:style-name="P36">BLEU:</text:p>
      <text:p text:style-name="P36"/>
      <text:p text:style-name="P26">0.01% Validation Set:</text:p>
      <text:p text:style-name="P13"/>
      <text:p text:style-name="P13">BLEU-1 Score: 53.398058252427184</text:p>
      <text:p text:style-name="P7">BLEU-2 Score: 21.568627450980394</text:p>
      <text:p text:style-name="P7">BLEU-3 Score: 10.891089108910892</text:p>
      <text:p text:style-name="P7">BLEU-4 Score: 8.0</text:p>
      <text:p text:style-name="P7">Total time for generating 8 responses: 11.05 seconds</text:p>
      <text:p text:style-name="P7">Average time per response: 1.38 seconds</text:p>
      <text:p text:style-name="P13"/>
      <text:p text:style-name="P26">0.1% Validation Set:</text:p>
      <text:p text:style-name="P13"/>
      <text:p text:style-name="P13">BLEU-1 Score: 83.49514563106796</text:p>
      <text:p text:style-name="P7">BLEU-2 Score: 46.07843137254902</text:p>
      <text:p text:style-name="P7">BLEU-3 Score: 20.792079207920793</text:p>
      <text:p text:style-name="P7">BLEU-4 Score: 14.0</text:p>
      <text:p text:style-name="P7">Total time for generating 80 responses: 107.76 seconds</text:p>
      <text:p text:style-name="P7">Average time per response: 1.35 seconds</text:p>
      <text:p text:style-name="P7"/>
      <text:p text:style-name="P26">1% Validation Set:</text:p>
      <text:p text:style-name="P14">U-1 Score: 93.20388349514563</text:p>
      <text:p text:style-name="P7">BLEU-2 Score: 82.3529411764706</text:p>
      <text:p text:style-name="P7">BLEU-3 Score: 52.475247524752476</text:p>
      <text:p text:style-name="P7">BLEU-4 Score: 31.0</text:p>
      <text:p text:style-name="P7">Total time for generating 806 responses: 1004.45 seconds</text:p>
      <text:p text:style-name="P7">Average time per response: 1.25 seconds</text:p>
      <text:p text:style-name="P48"/>
      <text:p text:style-name="P26">1<text:span text:style-name="T9">0</text:span>% Validation Set:</text:p>
      <text:p text:style-name="P26"/>
      <text:p text:style-name="P15">BLEU-1 Score: 100.0</text:p>
      <text:p text:style-name="P6">BLEU-2 Score: 94.11764705882354</text:p>
      <text:p text:style-name="P6">BLEU-3 Score: 80.1980198019802</text:p>
      <text:p text:style-name="P6">BLEU-4 Score: 59.0</text:p>
      <text:p text:style-name="P6">Total time for generating 8061 responses: 10253.00 seconds</text:p>
      <text:p text:style-name="P6"><text:soft-page-break/>Average time per response: 1.27 seconds</text:p>
      <text:p text:style-name="P26"/>
      <text:p text:style-name="P26"/>
      <text:p text:style-name="P48"/>
      <text:p text:style-name="P37">15% Validation Set:</text:p>
      <text:p text:style-name="P37"/>
      <text:p text:style-name="P10">BLEU Score: 24.908683878834392</text:p>
      <text:p text:style-name="P7">Total time for generating 12092 responses: 14996.30 seconds</text:p>
      <text:p text:style-name="P7">Average time per response: 1.24 seconds</text:p>
      <text:p text:style-name="P7"/>
      <text:p text:style-name="P12"/>
      <text:p text:style-name="P12"/>
      <text:p text:style-name="P50">2<text:span text:style-name="T7">nd</text:span><text:span text:style-name="T4"> </text:span><text:span text:style-name="T6">Model with Token Size – 440:</text:span></text:p>
      <text:p text:style-name="P35"/>
      <text:p text:style-name="P35">Training Arguments:</text:p>
      <text:p text:style-name="P35"/>
      <text:p text:style-name="P78"># Modified training arguments</text:p>
      <text:p text:style-name="P78">training_args = TrainingArguments(</text:p>
      <text:p text:style-name="P78"><text:s text:c="3"/>output_dir="drive/MyDrive/Multi-lingual Customer Service Chatbot - Colab/models",</text:p>
      <text:p text:style-name="P78"><text:s text:c="3"/>evaluation_strategy="epoch",</text:p>
      <text:p text:style-name="P78"><text:s text:c="3"/>save_strategy="epoch",</text:p>
      <text:p text:style-name="P78"><text:s text:c="3"/>learning_rate=3e-5, </text:p>
      <text:p text:style-name="P78"><text:s text:c="3"/>per_device_train_batch_size=12,</text:p>
      <text:p text:style-name="P78"><text:s text:c="3"/>per_device_eval_batch_size=12, </text:p>
      <text:p text:style-name="P78"><text:s text:c="3"/>num_train_epochs=7, </text:p>
      <text:p text:style-name="P78"><text:s text:c="3"/>save_total_limit=3, </text:p>
      <text:p text:style-name="P78"><text:s text:c="3"/>fp16=True, </text:p>
      <text:p text:style-name="P78"><text:s text:c="3"/>weight_decay=0.01, <text:s/></text:p>
      <text:p text:style-name="P78"><text:s text:c="3"/>logging_steps=200,</text:p>
      <text:p text:style-name="P78"><text:s text:c="3"/>load_best_model_at_end=True,</text:p>
      <text:p text:style-name="P78"><text:s text:c="3"/>gradient_accumulation_steps=5, </text:p>
      <text:p text:style-name="P78"><text:s text:c="3"/>warmup_steps=500, </text:p>
      <text:p text:style-name="P78"><text:s text:c="3"/>report_to="none", </text:p>
      <text:p text:style-name="P78"><text:s text:c="3"/>gradient_checkpointing=True, <text:s/></text:p>
      <text:p text:style-name="P78"><text:s text:c="3"/>lr_scheduler_type="cosine", </text:p>
      <text:p text:style-name="P78"><text:s text:c="3"/>eval_accumulation_steps=10, </text:p>
      <text:p text:style-name="P78"><text:s/>)</text:p>
      <text:p text:style-name="P35"/>
      <text:p text:style-name="P51"><text:span text:style-name="T6">R</text:span><text:span text:style-name="T4">esults:</text:span></text:p>
      <text:p text:style-name="P41"/>
      <text:p text:style-name="P3">[7525/7525 2:48:04, Epoch 7/7]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46">Epoch</text:p>
            </table:table-cell>
            <table:table-cell table:style-name="Table5.A1" office:value-type="string">
              <text:p text:style-name="P46">Training Loss</text:p>
            </table:table-cell>
            <table:table-cell table:style-name="Table5.A1" office:value-type="string">
              <text:p text:style-name="P46">Validation Loss</text:p>
            </table:table-cell>
          </table:table-row>
        </table:table-header-rows>
        <table:table-row>
          <table:table-cell table:style-name="Table5.A1" office:value-type="string">
            <text:p text:style-name="P33">1</text:p>
          </table:table-cell>
          <table:table-cell table:style-name="Table5.A1" office:value-type="string">
            <text:p text:style-name="P33">1.280400</text:p>
          </table:table-cell>
          <table:table-cell table:style-name="Table5.A1" office:value-type="string">
            <text:p text:style-name="P33">1.306809</text:p>
          </table:table-cell>
        </table:table-row>
        <table:table-row>
          <table:table-cell table:style-name="Table5.A1" office:value-type="string">
            <text:p text:style-name="P33">2</text:p>
          </table:table-cell>
          <table:table-cell table:style-name="Table5.A1" office:value-type="string">
            <text:p text:style-name="P33">0.738200</text:p>
          </table:table-cell>
          <table:table-cell table:style-name="Table5.A1" office:value-type="string">
            <text:p text:style-name="P33">0.787249</text:p>
          </table:table-cell>
        </table:table-row>
        <table:table-row>
          <table:table-cell table:style-name="Table5.A1" office:value-type="string">
            <text:p text:style-name="P33">3</text:p>
          </table:table-cell>
          <table:table-cell table:style-name="Table5.A1" office:value-type="string">
            <text:p text:style-name="P33">0.654700</text:p>
          </table:table-cell>
          <table:table-cell table:style-name="Table5.A1" office:value-type="string">
            <text:p text:style-name="P33">0.748505</text:p>
          </table:table-cell>
        </table:table-row>
        <table:table-row>
          <table:table-cell table:style-name="Table5.A1" office:value-type="string">
            <text:p text:style-name="P33">4</text:p>
          </table:table-cell>
          <table:table-cell table:style-name="Table5.A1" office:value-type="string">
            <text:p text:style-name="P33">0.590900</text:p>
          </table:table-cell>
          <table:table-cell table:style-name="Table5.A1" office:value-type="string">
            <text:p text:style-name="P33">0.693028</text:p>
          </table:table-cell>
        </table:table-row>
        <table:table-row>
          <table:table-cell table:style-name="Table5.A1" office:value-type="string">
            <text:p text:style-name="P33">5</text:p>
          </table:table-cell>
          <table:table-cell table:style-name="Table5.A1" office:value-type="string">
            <text:p text:style-name="P33">0.563000</text:p>
          </table:table-cell>
          <table:table-cell table:style-name="Table5.A1" office:value-type="string">
            <text:p text:style-name="P33">0.676866</text:p>
          </table:table-cell>
        </table:table-row>
        <table:table-row>
          <table:table-cell table:style-name="Table5.A1" office:value-type="string">
            <text:p text:style-name="P33">6</text:p>
          </table:table-cell>
          <table:table-cell table:style-name="Table5.A1" office:value-type="string">
            <text:p text:style-name="P33">0.539300</text:p>
          </table:table-cell>
          <table:table-cell table:style-name="Table5.A1" office:value-type="string">
            <text:p text:style-name="P33">0.670430</text:p>
          </table:table-cell>
        </table:table-row>
        <table:table-row>
          <table:table-cell table:style-name="Table5.A1" office:value-type="string">
            <text:p text:style-name="P33">7</text:p>
          </table:table-cell>
          <table:table-cell table:style-name="Table5.A1" office:value-type="string">
            <text:p text:style-name="P33">0.529600</text:p>
          </table:table-cell>
          <table:table-cell table:style-name="Table5.A1" office:value-type="string">
            <text:p text:style-name="P33">0.670399</text:p>
          </table:table-cell>
        </table:table-row>
      </table:table>
      <text:p text:style-name="P41"/>
      <text:p text:style-name="P35"/>
      <text:p text:style-name="P36"><text:soft-page-break/><text:span text:style-name="T15">Evaluation Metrics</text:span>:</text:p>
      <text:p text:style-name="P36"/>
      <text:p text:style-name="P26">0.01% Validation Set:</text:p>
      <text:p text:style-name="P13"/>
      <text:p text:style-name="P17">BLEU Scores:</text:p>
      <text:p text:style-name="P53">BLEU-1 Score: 54.24</text:p>
      <text:p text:style-name="P53">BLEU-2 Score: 23.08</text:p>
      <text:p text:style-name="P53">BLEU-3 Score: 12.07</text:p>
      <text:p text:style-name="P53">BLEU-4 Score: 7.83</text:p>
      <text:p text:style-name="P67"/>
      <text:p text:style-name="P53">ROUGE Scores:</text:p>
      <text:p text:style-name="P53">ROUGE-1 Score: 0.53</text:p>
      <text:p text:style-name="P53">ROUGE-2 Score: 0.27</text:p>
      <text:p text:style-name="P53">ROUGE-L Score: 0.36</text:p>
      <text:p text:style-name="P67"/>
      <text:p text:style-name="P53">METEOR Score: 0.42</text:p>
      <text:p text:style-name="P67"/>
      <text:p text:style-name="P53">Latency Metrics:</text:p>
      <text:p text:style-name="P53">Total time for generating 8 responses: 11.55 seconds</text:p>
      <text:p text:style-name="P53">Average time per response: 1.44 seconds</text:p>
      <text:p text:style-name="P53">95th Percentile Response Time: 3.10 seconds</text:p>
      <text:p text:style-name="P67"/>
      <text:p text:style-name="P53">TER Score: 0.78</text:p>
      <text:p text:style-name="P67"/>
      <text:p text:style-name="P53">ChrF3 Score: 56.29</text:p>
      <text:p text:style-name="P52"/>
      <text:p text:style-name="P52">Average COMET Score (from individual scores): 0.13</text:p>
      <text:p text:style-name="P53">System-level COMET Score: 0.13</text:p>
      <text:p text:style-name="P13"/>
      <text:p text:style-name="P13"/>
      <text:p text:style-name="P26">0.1% Validation Set:</text:p>
      <text:p text:style-name="P13"/>
      <text:p text:style-name="P17">BLEU Scores:</text:p>
      <text:p text:style-name="P53">BLEU-1 Score: 84.75</text:p>
      <text:p text:style-name="P53">BLEU-2 Score: 47.86</text:p>
      <text:p text:style-name="P53">BLEU-3 Score: 25.00</text:p>
      <text:p text:style-name="P53">BLEU-4 Score: 16.52</text:p>
      <text:p text:style-name="P67"/>
      <text:p text:style-name="P53">ROUGE Scores:</text:p>
      <text:p text:style-name="P53">ROUGE-1 Score: 0.55</text:p>
      <text:p text:style-name="P53">ROUGE-2 Score: 0.30</text:p>
      <text:p text:style-name="P53">ROUGE-L Score: 0.38</text:p>
      <text:p text:style-name="P67"/>
      <text:p text:style-name="P53">METEOR Score: 0.46</text:p>
      <text:p text:style-name="P67"/>
      <text:p text:style-name="P53">Latency Metrics:</text:p>
      <text:p text:style-name="P53">Total time for generating 80 responses: 96.37 seconds</text:p>
      <text:p text:style-name="P53">Average time per response: 1.20 seconds</text:p>
      <text:p text:style-name="P53">95th Percentile Response Time: 2.20 seconds</text:p>
      <text:p text:style-name="P67"/>
      <text:p text:style-name="P53">TER Score: 0.90</text:p>
      <text:p text:style-name="P67"/>
      <text:p text:style-name="P53">ChrF3 Score: 56.29</text:p>
      <text:p text:style-name="P52"/>
      <text:p text:style-name="P52">Average COMET Score (from individual scores): 0.17</text:p>
      <text:p text:style-name="P53">System-level COMET Score: 0.17</text:p>
      <text:p text:style-name="P7"/>
      <text:p text:style-name="P7"><text:soft-page-break/></text:p>
      <text:p text:style-name="P26">1% Validation Set:</text:p>
      <text:p text:style-name="P13"/>
      <text:p text:style-name="P16">BLEU Scores:</text:p>
      <text:p text:style-name="P18">BLEU Scores:</text:p>
      <text:p text:style-name="P53">BLEU-1 Score: 98.31</text:p>
      <text:p text:style-name="P53">BLEU-2 Score: 85.47</text:p>
      <text:p text:style-name="P53">BLEU-3 Score: 59.48</text:p>
      <text:p text:style-name="P53">BLEU-4 Score: 38.26</text:p>
      <text:p text:style-name="P67"/>
      <text:p text:style-name="P53">ROUGE Scores:</text:p>
      <text:p text:style-name="P53">ROUGE-1 Score: 0.55</text:p>
      <text:p text:style-name="P53">ROUGE-2 Score: 0.30</text:p>
      <text:p text:style-name="P53">ROUGE-L Score: 0.38</text:p>
      <text:p text:style-name="P67"/>
      <text:p text:style-name="P53">METEOR Score: 0.45</text:p>
      <text:p text:style-name="P67"/>
      <text:p text:style-name="P53">Latency Metrics:</text:p>
      <text:p text:style-name="P53">Total time for generating 806 responses: 1000.01 seconds</text:p>
      <text:p text:style-name="P53">Average time per response: 1.24 seconds</text:p>
      <text:p text:style-name="P53">95th Percentile Response Time: 2.31 seconds</text:p>
      <text:p text:style-name="P67"/>
      <text:p text:style-name="P53">TER Score: 0.83</text:p>
      <text:p text:style-name="P67"/>
      <text:p text:style-name="P53">ChrF3 Score: 56.29</text:p>
      <text:p text:style-name="P52"/>
      <text:p text:style-name="P52">Average COMET Score (from individual scores): 0.19</text:p>
      <text:p text:style-name="P53">System-level COMET Score: 0.19</text:p>
      <text:p text:style-name="P6"/>
      <text:p text:style-name="P49"/>
      <text:p text:style-name="P26">1<text:span text:style-name="T9">0</text:span>% Validation Set:</text:p>
      <text:p text:style-name="P26"/>
      <text:p text:style-name="P7">BLEU Scores:</text:p>
      <text:p text:style-name="P6">BLEU-1 Score: 100.00</text:p>
      <text:p text:style-name="P6">BLEU-2 Score: 93.16</text:p>
      <text:p text:style-name="P6">BLEU-3 Score: 81.03</text:p>
      <text:p text:style-name="P6">BLEU-4 Score: 61.74</text:p>
      <text:p text:style-name="P6"/>
      <text:p text:style-name="P6">ROUGE Scores:</text:p>
      <text:p text:style-name="P6">ROUGE-1 Score: 0.55</text:p>
      <text:p text:style-name="P6">ROUGE-2 Score: 0.30</text:p>
      <text:p text:style-name="P6">ROUGE-L Score: 0.38</text:p>
      <text:p text:style-name="P6"/>
      <text:p text:style-name="P6">METEOR Score: 0.45</text:p>
      <text:p text:style-name="P7"/>
      <text:p text:style-name="P6">Latency Metrics:</text:p>
      <text:p text:style-name="P6">Total time for generating 8061 responses: 10100.69 seconds – <text:span text:style-name="T18">2.8</text:span><text:span text:style-name="T17">hrs</text:span></text:p>
      <text:p text:style-name="P6">Average time per response: 1.25 seconds</text:p>
      <text:p text:style-name="P6">95th Percentile Response Time: 2.34 seconds</text:p>
      <text:p text:style-name="P6"/>
      <text:p text:style-name="P15">TER Score: 0.73</text:p>
      <text:p text:style-name="P26"/>
      <text:p text:style-name="P15">ChrF3 Score: 64.33</text:p>
      <text:p text:style-name="P68"/>
      <text:p text:style-name="P6">ChrF Score: 61.39</text:p>
      <text:p text:style-name="P68"/>
      <text:p text:style-name="P6"><text:soft-page-break/>ChrF++ Score: 58.56</text:p>
      <text:p text:style-name="P6"/>
      <text:p text:style-name="P6">Average COMET Score (from individual scores): 0.18</text:p>
      <text:p text:style-name="P6">System-level COMET Score: 0.18</text:p>
      <text:p text:style-name="P6"/>
      <text:p text:style-name="P6"/>
      <text:p text:style-name="P27"><text:span text:style-name="T18">2</text:span><text:span text:style-name="T9">0</text:span>% Validation Set:</text:p>
      <text:p text:style-name="P27"/>
      <text:p text:style-name="P6">BLEU Scores:</text:p>
      <text:p text:style-name="P6">BLEU-1 Score: 100.00</text:p>
      <text:p text:style-name="P6">BLEU-2 Score: 96.58</text:p>
      <text:p text:style-name="P6">BLEU-3 Score: 86.21</text:p>
      <text:p text:style-name="P6">BLEU-4 Score: 72.17</text:p>
      <text:p text:style-name="P6"/>
      <text:p text:style-name="P6">ROUGE Scores:</text:p>
      <text:p text:style-name="P6">ROUGE-1 Score: 0.55</text:p>
      <text:p text:style-name="P6">ROUGE-2 Score: 0.30</text:p>
      <text:p text:style-name="P6">ROUGE-L Score: 0.38</text:p>
      <text:p text:style-name="P6"/>
      <text:p text:style-name="P6">METEOR Score: 0.45</text:p>
      <text:p text:style-name="P6"/>
      <text:p text:style-name="P6">Latency Metrics:</text:p>
      <text:p text:style-name="P6">Total time for generating 16123 responses: 19702.30 seconds – <text:span text:style-name="T18">5.4hrs</text:span></text:p>
      <text:p text:style-name="P6">Average time per response: 1.22 seconds</text:p>
      <text:p text:style-name="P6">95th Percentile Response Time: 2.28 seconds</text:p>
      <text:p text:style-name="P6"/>
      <text:p text:style-name="P6">TER Score: 0.65</text:p>
      <text:p text:style-name="P6"/>
      <text:p text:style-name="P6">ChrF3 Score: 68.86</text:p>
      <text:p text:style-name="P68"/>
      <text:p text:style-name="P6">ChrF Score: 66.44</text:p>
      <text:p text:style-name="P68"/>
      <text:p text:style-name="P6">ChrF++ Score: 64.09</text:p>
      <text:p text:style-name="P6"/>
      <text:p text:style-name="P6">Average COMET Score (from individual scores): 0.18</text:p>
      <text:p text:style-name="P6">System-level COMET Score: 0.18</text:p>
      <text:p text:style-name="P6"/>
      <text:p text:style-name="P26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L<text:span text:style-name="T14">anguage Specific </text:span><text:span text:style-name="T16">Evaluation</text:span>:</text:p>
      <text:p text:style-name="P43"/>
      <text:p text:style-name="P44">10% Test data from each Language:</text:p>
      <text:p text:style-name="P42"/>
      <text:p text:style-name="P22">--- BLEU Score Evaluation for All Languages ---</text:p>
      <text:p text:style-name="P53"/>
      <text:p text:style-name="P52">BLEU Scores for English:</text:p>
      <text:p text:style-name="P53"><text:soft-page-break/>BLEU-1 Score: 100.00</text:p>
      <text:p text:style-name="P53">BLEU-2 Score: 99.02</text:p>
      <text:p text:style-name="P53">BLEU-3 Score: 95.05</text:p>
      <text:p text:style-name="P53">BLEU-4 Score: 88.00</text:p>
      <text:p text:style-name="P53"/>
      <text:p text:style-name="P55">BLEU Scores for French:</text:p>
      <text:p text:style-name="P54">BLEU-1 Score: 100.00</text:p>
      <text:p text:style-name="P54">BLEU-2 Score: 99.11</text:p>
      <text:p text:style-name="P54">BLEU-3 Score: 96.40</text:p>
      <text:p text:style-name="P54">BLEU-4 Score: 93.64</text:p>
      <text:p text:style-name="P54"/>
      <text:p text:style-name="P55">BLEU Scores for Spanish:</text:p>
      <text:p text:style-name="P54">BLEU-1 Score: 100.00</text:p>
      <text:p text:style-name="P54">BLEU-2 Score: 100.00</text:p>
      <text:p text:style-name="P54">BLEU-3 Score: 95.15</text:p>
      <text:p text:style-name="P54">BLEU-4 Score: 86.27</text:p>
      <text:p text:style-name="P54"/>
      <text:p text:style-name="P54"/>
      <text:p text:style-name="P71">--- ROUGE Score Evaluation for All Languages ---</text:p>
      <text:p text:style-name="P67"/>
      <text:p text:style-name="P53">ROUGE Scores for English:</text:p>
      <text:p text:style-name="P53">ROUGE-1 Score: 0.58</text:p>
      <text:p text:style-name="P53">ROUGE-2 Score: 0.31</text:p>
      <text:p text:style-name="P53">ROUGE-L Score: 0.41</text:p>
      <text:p text:style-name="P53"/>
      <text:p text:style-name="P54">ROUGE Scores for French:</text:p>
      <text:p text:style-name="P54">ROUGE-1 Score: 0.53</text:p>
      <text:p text:style-name="P54">ROUGE-2 Score: 0.29</text:p>
      <text:p text:style-name="P54">ROUGE-L Score: 0.36</text:p>
      <text:p text:style-name="P54"/>
      <text:p text:style-name="P54">ROUGE Scores for Spanish:</text:p>
      <text:p text:style-name="P54">ROUGE-1 Score: 0.53</text:p>
      <text:p text:style-name="P54">ROUGE-2 Score: 0.29</text:p>
      <text:p text:style-name="P54">ROUGE-L Score: 0.37</text:p>
      <text:p text:style-name="P54"/>
      <text:p text:style-name="P54"/>
      <text:p text:style-name="P73">--- METEOR Score Evaluation for All Languages ---</text:p>
      <text:p text:style-name="P67"/>
      <text:p text:style-name="P53">METEOR Score for English: 0.48</text:p>
      <text:p text:style-name="P53"/>
      <text:p text:style-name="P56">METEOR Score for French: 0.43</text:p>
      <text:p text:style-name="P56"/>
      <text:p text:style-name="P56">METEOR Score for Spanish: 0.43</text:p>
      <text:p text:style-name="P56"/>
      <text:p text:style-name="P56"/>
      <text:p text:style-name="P72">--- TER Score Evaluation for All Languages ---</text:p>
      <text:p text:style-name="P56"/>
      <text:p text:style-name="P56">TER Score for English: 0.60</text:p>
      <text:p text:style-name="P69"/>
      <text:p text:style-name="P56">TER Score for French: 0.55</text:p>
      <text:p text:style-name="P56"/>
      <text:p text:style-name="P56">TER Score for Spanish: 0.58</text:p>
      <text:p text:style-name="P53"/>
      <text:p text:style-name="P53"/>
      <text:p text:style-name="P60"><text:span text:style-name="T19">--- ChrF Score</text:span><text:span text:style-name="T20">s</text:span><text:span text:style-name="T19"> Evaluation for All Languages ---</text:span></text:p>
      <text:p text:style-name="P53"/>
      <text:p text:style-name="P57">ChrF Score for English: 59.77</text:p>
      <text:p text:style-name="P57">ChrF3 Score for English: 62.93</text:p>
      <text:p text:style-name="P57"><text:soft-page-break/></text:p>
      <text:p text:style-name="P57">ChrF Score for French: 62.62</text:p>
      <text:p text:style-name="P57">ChrF3 Score for French: 64.41</text:p>
      <text:p text:style-name="P57"/>
      <text:p text:style-name="P57">ChrF Score for Spanish: 64.45</text:p>
      <text:p text:style-name="P57">ChrF3 Score for Spanish: 70.05</text:p>
      <text:p text:style-name="P57"/>
      <text:p text:style-name="P57"/>
      <text:p text:style-name="P61">--- Latency Evaluation for All Languages ---</text:p>
      <text:p text:style-name="P53"/>
      <text:p text:style-name="P54">Average Response Time for English: 1.19 seconds</text:p>
      <text:p text:style-name="P54">95th Percentile Response Time for English: 2.05 seconds</text:p>
      <text:p text:style-name="P54"/>
      <text:p text:style-name="P57">Average Response Time for French: 1.30 seconds</text:p>
      <text:p text:style-name="P57">95th Percentile Response Time for French: 2.52 seconds</text:p>
      <text:p text:style-name="P56"/>
      <text:p text:style-name="P57">Average Response Time for Spanish: 1.21 seconds</text:p>
      <text:p text:style-name="P57">95th Percentile Response Time for Spanish: 2.21 seconds</text:p>
      <text:p text:style-name="P58"/>
      <text:p text:style-name="P67"/>
      <text:p text:style-name="P61">--- COMET Score Evaluation for All Languages ---</text:p>
      <text:p text:style-name="P53"/>
      <text:p text:style-name="P52">Average COMET Score for English (from individual scores): 0.16</text:p>
      <text:p text:style-name="P53">System-level COMET Score for English: 0.16</text:p>
      <text:p text:style-name="P19"/>
      <text:p text:style-name="P58">Average COMET Score for French (from individual scores): 0.14</text:p>
      <text:p text:style-name="P59">System-level COMET Score for French: 0.14</text:p>
      <text:p text:style-name="P59"/>
      <text:p text:style-name="P58">Average COMET Score for Spanish (from individual scores): 0.26</text:p>
      <text:p text:style-name="P59">System-level COMET Score for Spanish: 0.26</text:p>
      <text:p text:style-name="P5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4">20% Test Data f<text:span text:style-name="T22">rom</text:span> <text:span text:style-name="T22">e</text:span>ach Language:</text:p>
      <text:p text:style-name="P44"/>
      <text:p text:style-name="P23">--- BLEU Score Evaluation for All Languages ---</text:p>
      <text:p text:style-name="P68"/>
      <text:p text:style-name="P6">BLEU Scores for English:</text:p>
      <text:p text:style-name="P6">BLEU-1 Score: 100.00</text:p>
      <text:p text:style-name="P6">BLEU-2 Score: 100.00</text:p>
      <text:p text:style-name="P6"><text:soft-page-break/>BLEU-3 Score: 98.02</text:p>
      <text:p text:style-name="P6">BLEU-4 Score: 92.00</text:p>
      <text:p text:style-name="P68"/>
      <text:p text:style-name="P6">BLEU Scores for French:</text:p>
      <text:p text:style-name="P6">BLEU-1 Score: 100.00</text:p>
      <text:p text:style-name="P6">BLEU-2 Score: 100.00</text:p>
      <text:p text:style-name="P6">BLEU-3 Score: 98.20</text:p>
      <text:p text:style-name="P6">BLEU-4 Score: 95.45</text:p>
      <text:p text:style-name="P68"/>
      <text:p text:style-name="P6">BLEU Scores for Spanish:</text:p>
      <text:p text:style-name="P6">BLEU-1 Score: 100.00</text:p>
      <text:p text:style-name="P6">BLEU-2 Score: 100.00</text:p>
      <text:p text:style-name="P6">BLEU-3 Score: 98.06</text:p>
      <text:p text:style-name="P6">BLEU-4 Score: 93.14</text:p>
      <text:p text:style-name="P44"/>
      <text:p text:style-name="P21"/>
      <text:p text:style-name="P62">--- ROUGE Score Evaluation for All Languages ---</text:p>
      <text:p text:style-name="P67"/>
      <text:p text:style-name="P52">Using default tokenizer.</text:p>
      <text:p text:style-name="P52">ROUGE Scores for English:</text:p>
      <text:p text:style-name="P53">ROUGE-1 Score: 0.58</text:p>
      <text:p text:style-name="P53">ROUGE-2 Score: 0.32</text:p>
      <text:p text:style-name="P53">ROUGE-L Score: 0.41</text:p>
      <text:p text:style-name="P67"/>
      <text:p text:style-name="P52">Using default tokenizer.</text:p>
      <text:p text:style-name="P52">ROUGE Scores for French:</text:p>
      <text:p text:style-name="P53">ROUGE-1 Score: 0.53</text:p>
      <text:p text:style-name="P53">ROUGE-2 Score: 0.29</text:p>
      <text:p text:style-name="P53">ROUGE-L Score: 0.36</text:p>
      <text:p text:style-name="P67"/>
      <text:p text:style-name="P53">ROUGE Scores for Spanish:</text:p>
      <text:p text:style-name="P53">ROUGE-1 Score: 0.53</text:p>
      <text:p text:style-name="P53">ROUGE-2 Score: 0.29</text:p>
      <text:p text:style-name="P53">ROUGE-L Score: 0.37</text:p>
      <text:p text:style-name="P28"/>
      <text:p text:style-name="P28"/>
      <text:p text:style-name="P24">--- METEOR Score Evaluation for All Languages ---</text:p>
      <text:p text:style-name="P68"/>
      <text:p text:style-name="P6">METEOR Score for English: 0.48</text:p>
      <text:p text:style-name="P68"/>
      <text:p text:style-name="P6">METEOR Score for French: 0.43</text:p>
      <text:p text:style-name="P68"/>
      <text:p text:style-name="P6">METEOR Score for Spanish: 0.43</text:p>
      <text:p text:style-name="P28"/>
      <text:p text:style-name="P28"/>
      <text:p text:style-name="P24">--- TER Score Evaluation for All Languages ---</text:p>
      <text:p text:style-name="P28"/>
      <text:p text:style-name="P11">TER Score for English: 0.54</text:p>
      <text:p text:style-name="P68"/>
      <text:p text:style-name="P6">TER Score for French: 0.55</text:p>
      <text:p text:style-name="P68"/>
      <text:p text:style-name="P6">TER Score for Spanish: 0.58</text:p>
      <text:p text:style-name="P28"/>
      <text:p text:style-name="P28"/>
      <text:p text:style-name="P24">--- ChrF, ChrF3, and ChrF++ Score Evaluation for All Languages ---</text:p>
      <text:p text:style-name="P68"><text:soft-page-break/></text:p>
      <text:p text:style-name="P6">ChrF Score for English: 62.69</text:p>
      <text:p text:style-name="P6">ChrF3 Score for English: 64.37</text:p>
      <text:p text:style-name="P6">ChrF++ Score for English: 61.07</text:p>
      <text:p text:style-name="P68"/>
      <text:p text:style-name="P68"/>
      <text:p text:style-name="P6">ChrF Score for French: 67.06</text:p>
      <text:p text:style-name="P6">ChrF3 Score for French: 71.44</text:p>
      <text:p text:style-name="P6">ChrF++ Score for French: 66.45</text:p>
      <text:p text:style-name="P68"/>
      <text:p text:style-name="P68"/>
      <text:p text:style-name="P6">ChrF Score for Spanish: 64.45</text:p>
      <text:p text:style-name="P6">ChrF3 Score for Spanish: 70.05</text:p>
      <text:p text:style-name="P6">ChrF++ Score for Spanish: 61.41</text:p>
      <text:p text:style-name="P28"/>
      <text:p text:style-name="P28"/>
      <text:p text:style-name="P24">--- Latency Evaluation for All Languages ---</text:p>
      <text:p text:style-name="Text_20_body"><text:line-break/><text:span text:style-name="T21">Average Response Time for English: 1.18 seconds</text:span></text:p>
      <text:p text:style-name="P6">95th Percentile Response Time for English: 2.04 seconds</text:p>
      <text:p text:style-name="P68"/>
      <text:p text:style-name="P6">Average Response Time for French: 1.28 seconds</text:p>
      <text:p text:style-name="P6">95th Percentile Response Time for French: 2.46 seconds</text:p>
      <text:p text:style-name="P68"/>
      <text:p text:style-name="P6">Average Response Time for Spanish: 1.21 seconds</text:p>
      <text:p text:style-name="P6">95th Percentile Response Time for Spanish: 2.20 seconds</text:p>
      <text:p text:style-name="Text_20_body"/>
      <text:p text:style-name="P25">--- COMET Score Evaluation for All Languages ---</text:p>
      <text:p text:style-name="Text_20_body"/>
      <text:p text:style-name="P8">Average COMET Score for English (from individual scores): 0.16</text:p>
      <text:p text:style-name="P6">System-level COMET Score for English: 0.16</text:p>
      <text:p text:style-name="P70"/>
      <text:p text:style-name="P20">Average COMET Score for French (from individual scores): 0.14</text:p>
      <text:p text:style-name="P6">System-level COMET Score for French: 0.14</text:p>
      <text:p text:style-name="P6"/>
      <text:p text:style-name="P20">Average COMET Score for Spanish (from individual scores): 0.25</text:p>
      <text:p text:style-name="P9">System-level COMET Score for Spanish: 0.2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Noto, sans-serif"/>
    <style:font-face style:name="monospace" svg:font-family="monospace"/>
    <style:font-face style:name="monospace1" svg:font-family="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10:40:59.452273349</meta:creation-date>
    <dc:date>2024-10-26T11:04:31.844588283</dc:date>
    <meta:editing-duration>PT20H17M24S</meta:editing-duration>
    <meta:editing-cycles>21</meta:editing-cycles>
    <meta:generator>LibreOffice/7.3.7.2$Linux_X86_64 LibreOffice_project/30$Build-2</meta:generator>
    <meta:document-statistic meta:table-count="5" meta:image-count="0" meta:object-count="0" meta:page-count="10" meta:paragraph-count="402" meta:word-count="1354" meta:character-count="9640" meta:non-whitespace-character-count="8455"/>
  </office:meta>
</office:document-meta>
</file>